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13a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2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896</text:p>
      <text:p text:style-name="P6">Month<text:tab/><text:tab/><text:tab/><text:tab/><text:tab/><text:tab/>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oseph, (Son of Jacob)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2</text:p>
      <text:p text:style-name="P6">Number of Sheets<text:tab/><text:tab/><text:tab/><text:tab/>4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On the character/</text:p>
      <text:p text:style-name="P2">of Joseph/</text:p>
      <text:p text:style-name="P4">96/</text:p>
      <text:p text:style-name="P4"/>
      <text:p text:style-name="P3">[Page 1]</text:p>
      <text:p text:style-name="P3">Last year at this time, I delivered two lectures, which, ap-/-parently, met with general approbation. <text:s/>I judge so,/ because several persons asked that they might peruse/ the manuscripts. <text:s/>The request was readily acquiesced in;/ but that circumstance neither rare nor remarkable, was/ attended with a result, I had not anticipated. <text:s/>It induced/ me to discard altogether the written discourse, and preach/ simply from some brief notes. <text:s/>For, what I had lent,/ came never to hand. <text:s/>My compositions, of which I/ possessed no other copy, were lost, and all endeavours to/ recover them, proved fruitless. <text:s/>I consequently, adopted/ a plan, which would preclude the recurrence of that/ vexatious incident, by preventing a repetition of the request/ which had occasioned it. <text:s/>But I have long regretted,/ my inability to make from memory even an abstract/ of what I had then said. <text:s/>For, the subject I had treated,/ interested me greatly, and for its sake alone I set/ some value on my writing. <text:s/>Now, the same/ topic presents itself to our consideration, and I purpose/ to dwell thereupon. <text:s/>You will not, I imagine, refuse/</text:p>
      <text:p text:style-name="P3"/>
      <text:p text:style-name="P3">[Page 2]</text:p>
      <text:p text:style-name="P3">me attention, because ideas and probably expressions/ I have uttered in your presence, may be repeated./ <text:s/>The character of Joseph cannot lose aught of its/ attractiveness, though our eyes be directed <text:soft-page-break/>to it with/ frequency. <text:s/>Nay, each time we contemplate it, a/ new feature may be revealed, whose radiant beauty,/ had not yet struck our vision. <text:s/>As a portrait from/ the pencil of a great master, will unfold all the/ loveliness of its lineaments, after minute observation;/ so will Joseph's <text:span text:style-name="T2">excellencies</text:span><text:span text:style-name="T5"> virtues, disclose their/ full excellency, the nearer we draw to them our minds./ <text:s/>An ancient translator has rendered so a passage occur-/-ring at the commencement of the history of Jacob's favorite/ son. <text:s/>"Israel loved Joseph more than all his children,/ for, a </text:span><text:span text:style-name="T6">wise son was he to him</text:span><text:span text:style-name="T7">" <text:s/>[Hebrew]/ I will not discuss, at present, the correctness or in-/-correctness of that version. <text:s/>It may not be borne out/ by the text in the original. <text:s/>But that the god-like/ quality attributed to the youth, was stamped upon/ his soul, a checkered existence incontestably proves./ <text:s/>Wisdom--which is the employing of righteous means,/ to accomplish a righteous end--, governed his conduct,/</text:span></text:p>
      <text:p text:style-name="P3"><text:span text:style-name="T7"/></text:p>
      <text:p text:style-name="P3"><text:span text:style-name="T7">[Page 3]</text:span></text:p>
      <text:p text:style-name="P3"><text:span text:style-name="T7">in all the relations of life./</text:span></text:p>
      <text:p text:style-name="P3"><text:span text:style-name="T7">Joseph loved his father dearly. <text:s/>Filial obedience had/ prompted him to meet, in a spot, dangerous because/ unfrequented, those brothers who had not disguised the/ rancour they harbored. <text:s/>His heart which had/ swelled with filial attachment under the garment,/ indicative of paternal preference, throbbed with the same/ sentiment, under the insignia of power [Hebrew]/ "I am Joseph, is my father yet alive?" was the first utter-/-of the Egyptian ruler at the hour of recognition./ <text:s/>Still, twenty years glided by, and no search had been/ made of that father so cherished, so reverenced, Joseph/ </text:span><text:span text:style-name="T3">whence</text:span><text:span text:style-name="T7"> as a bondman, Joseph </text:span><text:span text:style-name="T3">an</text:span><text:span text:style-name="T7"> the inmate of a prison/ cell, might have found it impossible to apprize/ his afflicted parent of his condition, and of his land of/ exile. <text:s/>But all of us instinctively feel, that when/ seated next to the mighty Sovereign of Mizraim,/ he should not have suffered one instant to elapse,/ ere he sent that important communication./ <text:s/>Whence then the apparent neglect?..../</text:span></text:p>
      <text:p text:style-name="P3"><text:span text:style-name="T7"/></text:p>
      <text:p text:style-name="P3"><text:span text:style-name="T7">[Page 4]</text:span></text:p>
      <text:p text:style-name="P3"><text:span text:style-name="T7">Seek it, my beloved hearers! in that quality which distin-/guished him from his earliest years [Hebrew]/ such tidings directly from the individual</text:span><text:span text:style-name="T3">l</text:span><text:span text:style-name="T7"> foully dealt/ with, must needs have criminated[sic!] his brothers. <text:s/>The/ unravelling[sic!] of that plot, whose consummation/ had plunged a fond parent with inconsolable grief,/ might have brought down a curse upon the/ heads of </text:span><text:span text:style-name="T3">eleven</text:span><text:span text:style-name="T7"> ten sons. <text:s/>It might have created a/ fatal estrangement between a father and his/ numerous descendants, rewakened[sic!] and intensified/ the ill will once entertained against the favorite/ offspring of Rachel, and prevented the realization/ of those dreams, which a voice within declared to/ be prophetic. <text:s/>Not so, when the </text:span><text:span text:style-name="T3">culprits</text:span><text:span text:style-name="T7"> crimi-/-nals themselves with tokens of fraternal reconciliation,/ with glowing countenances, tell, in accents not to be/ mistaken [Hebrew] "Joseph lives/ yet; he is the governor of all the land of Egypt."/ <text:s/>That news, so related, is the dove with the olive branch/ which betokens</text:span><text:span text:style-name="T3">ing</text:span><text:span text:style-name="T7"> the abeting[sic!] of stormy passions. <text:s/></text:span><text:span text:style-name="T3">the</text:span><text:span text:style-name="T7">/ It is the rain-bow of family peace and reunion./ <text:s/>In fact, not a word denoting anger followed that disclosure./</text:span></text:p>
      <text:p text:style-name="P3"><text:span text:style-name="T7"/></text:p>
      <text:p text:style-name="P3"><text:span text:style-name="T7">[Page 5]</text:span></text:p>
      <text:p text:style-name="P3"><text:span text:style-name="T7">The heart, suddenly opened to emotions long unfelt,/ cannot find reproaches and accusations. <text:s/>Love,/ the purest, the deepest love for a virtuous son, thrilled/ at that moment the aged patriarch [Hebrew]/ "It is enough, my son Joseph is </text:span><text:span text:style-name="T3">lives</text:span><text:span text:style-name="T7"> yet alive I will go/ and see him before I die."/</text:span></text:p>
      <text:p text:style-name="P3"><text:span text:style-name="T7">Let us ponder again, my dear hearers! and we shall see/ wisdom. <text:s/>The viceroy of Egypt might have prepared/ in the kingly court, sumptuous apartments for the reception of his own/ kinsmen. </text:span><text:span text:style-name="T3">in the kingly court.</text:span><text:span text:style-name="T7"> <text:s/>What a satisfaction/ for the loving Joseph to set a habitation for his father,/ where he dwelt! <text:s/>Yet, Jacob's household were far/ removed from the metropolis. <text:s/>Their benefactor desired/ that the ancestral profession might not be exchanged/ for others of greater dignity, but of less simplicity./ <text:s/>Shepherds were looked upon with abhorrence by the Egyptians,/ who paid divine honors to </text:span><text:span text:style-name="T3">cattle and herd</text:span><text:span text:style-name="T7"> dumb animals. <text:s/>But that/ did not alter his purposes. <text:s/>He had not aimed at/ gaining for his brothers </text:span><text:soft-page-break/><text:span text:style-name="T7">favor among the magnates/ of the land; but at obtaining a place of security,/</text:span></text:p>
      <text:p text:style-name="P3"><text:span text:style-name="T7"/></text:p>
      <text:p text:style-name="P3"><text:span text:style-name="T7">[Page 6]</text:span></text:p>
      <text:p text:style-name="P3"><text:span text:style-name="T7">where they might abide together, and, pursuing/ the ancient calling; preserve in their midst the/ precious knowledge entrusted by their progenitors to/ their safe-keeping. <text:s/>The people, whom Providence/ had called Joseph to govern, ranked foremost among/ the enlightened nations of that </text:span><text:span text:style-name="T3">time</text:span><text:span text:style-name="T7"> historical period; but he prized/ the knowledge of God's Unity treasured up </text:span><text:span text:style-name="T3">as</text:span><text:span text:style-name="T7"> within/ his own </text:span><text:span text:style-name="T3">kinsmen</text:span><text:span text:style-name="T7"> family, </text:span><text:span text:style-name="T3">was</text:span><text:span text:style-name="T7"> above all the learning of/ Egyptian sages. <text:s/>To lose that knowledge, would/ have been to destroy the hope of Abraham, and of/ all generations to the end of time. <text:s/>A constant intercourse/ with high officials might have engendered that evil./ <text:s/>It was therefore to strengthen the blessed belief in One God among/ its chosen propagators, that they were stationed away/ from the capital, where idolatry and idolators pre-/-ponderated. <text:s/>But to show the world that the/ most distinguished of all men in the kingdom, gloried/ in his lowly parent, Joseph himself conducted Jacob into the/ presence of Pharaoh. <text:s/>The unpretending shepherd/ of Canaan was introduced by his illustrious son to/ </text:span><text:span text:style-name="T3">the still greater potentate</text:span><text:span text:style-name="T7"> a still higher personage to the Monarch of a/ renowned country./</text:span></text:p>
      <text:p text:style-name="P3"><text:span text:style-name="T7"/></text:p>
      <text:p text:style-name="P3"><text:span text:style-name="T7">[Page 7]</text:span></text:p>
      <text:p text:style-name="P3"><text:span text:style-name="T7">Oh! that we would so reverence our aged fathers, and/ our hoary-headed mothers! <text:s/>We would not then witness/ what many a house exhibits. <text:s/>The sons and/ daughters entertaining visitors, from whose company, the </text:span><text:span text:style-name="T6">old</text:span><text:span text:style-name="T7"> parents have designedly been excluded. <text:s/>Perhaps,/ they are not as polished as we ourselves. <text:s/>They may not/ speak with the same fluency on the topics of the/ day. <text:s/>But neither was Jacob acquainted with the/ customs of the Egyptians, nor had he been trained/ in their schools. <text:s/>It mattered not to the dutiful/ son, whether his father's manner of salutation agreed/ with that which then prevailed, or whether his expressions/ betrayed his foreign birth. <text:s/>Under all circumstances;/ in </text:span><text:span text:style-name="T3">all</text:span><text:span text:style-name="T7"> every event, publicly as well as privately he/ would do the author of his life honor. <text:s/>He would not/ raise a shadow of suspicion that he esteemed the/ guardians of his early days less, because he himself was/ respected more. <text:s/>From the happy moment that father/ and son were again clasped into each other's[sic!] arms,/ every action betokened filial affection, filial/ devotion. <text:s/>The patriarch felt the influence of/ Joseph's wisdom in the direction of his household He felt that he was still [Hebrew] and with/</text:span></text:p>
      <text:p text:style-name="P3"><text:span text:style-name="T7"/></text:p>
      <text:p text:style-name="P3"><text:span text:style-name="T7">[Page 8]</text:span></text:p>
      <text:p text:style-name="P3"><text:span text:style-name="T7">overflowing love, bestowed, on his death bed, a/ blessing rich and infinite upon that child, who/ had become "the shepherd, the (corner) stone of Israel."/ <text:s/>[Hebrew]/</text:span></text:p>
      <text:p text:style-name="P3"><text:span text:style-name="T7"><text:tab/>But the character we have contemplated,/ displays features still brighter than those we have/ hitherto beheld. <text:s/>No effort is required to act gene-/-rously towards those who have even proved our staun-/-chest friends. <text:s/>We are impelled by instinct to return/ good to our benefactors; and he does violence to his/ nature, who shuts out gratitude from his breast./ <text:s/>But to seek the welfare of those who sought our/ destruction. <text:s/>To crush resentment, and let kindliness/ alone be the plummet of our deportment, is a heroism, which/ but few possess. <text:s/>"Revenge is sweet;" so [?] the/ immoral adage. <text:s/>And who could have wreaked it more/ fully than Joseph upon his brothers? <text:s/>They had come/ unawares, under his his[sic!] absolute power. <text:s/>Those who had/ plotted his ruin were in his grasp. <text:s/>Why not thrust/ into their sides the thorns by which he had been/ pricked? <text:s/>They had ruthlessly torn him away from/ a joyous home. <text:s/>They had exposed his life to abject/</text:span></text:p>
      <text:p text:style-name="P3"><text:span text:style-name="T7"/></text:p>
      <text:p text:style-name="P3"><text:span text:style-name="T7">[Page 9]</text:span></text:p>
      <text:p text:style-name="P3"><text:span text:style-name="T7">servitude. <text:s/>His wailing and entreaties had not softened/ their hearts. <text:s/>Now the time had arrived, </text:span><text:span text:style-name="T3">when the</text:span><text:span text:style-name="T7"> to force/ up to their lips the bitter cup he had been made to/ swallow. <text:s/>But,.... "no. <text:s/>Vengeance belongs only/ to God. <text:s/>What art thou O mortal, that darest to/ arrogate to thyself powers not thine own? <text:s/>The evil/ devised against thee, cannot do thee harm, if thou be/ righteous, for, Providence directs </text:span><text:soft-page-break/><text:span text:style-name="T7">human events. <text:s/>Guile/ cannot succeed." <text:s/>So thought Joseph. <text:s/>The comforting/ belief in a just God, which had upheld him amidst/ the severest trials, infused into his soul a spirit/ of forgiveness, of pity for the sinners; and an/ irresistible wish to cancel </text:span><text:span text:style-name="T3">even</text:span><text:span text:style-name="T7"> from their minds even/ the remembrance of their guilt. <text:s/>Joseph's austere/ demeanour towards his brothers, at the outset, was/ another wise means whereby </text:span><text:span text:style-name="T3">which</text:span><text:span text:style-name="T7"> to reach a noble end. <text:s/>It/ was assumed to discover, whether time had wrought a/ salutary change in their feelings, whether they had/ become sensible of the enormity of their crime, and they/ would at all hazards, shield Benjamin, the favorite child of/ </text:span><text:span text:style-name="T3">the</text:span><text:span text:style-name="T7"> Rachel from the dangers, </text:span><text:span text:style-name="T3">where</text:span><text:span text:style-name="T7">by which </text:span><text:span text:style-name="T3">he pa</text:span><text:span text:style-name="T7">, appa-/rently, he was beset. <text:s/>But when that was ascert-/-ained/</text:span></text:p>
      <text:p text:style-name="P3"><text:span text:style-name="T7"/></text:p>
      <text:p text:style-name="P3"><text:span text:style-name="T7">[Page 10]</text:span></text:p>
      <text:p text:style-name="P3"><text:span text:style-name="T7">to his satisfaction; then tears and kisses, munificent/ gifts, and suasive words drew heart to heart in/ fraternal reconciliation [Hebrew]/ "It was not you that sent me hither, but God." <text:s/>He/ has willed it. <text:s/>You have only been the instruments of/ his salvation. <text:s/>You have, unknowingly, caused my/ exaltation. <text:s/>You have effected the </text:span><text:span text:style-name="T3">preservation</text:span><text:span text:style-name="T7"> keeping of/ your family from famine, and the delivery of a/ vast population. <text:s/>Do not regret the past, for it/ has been fraught with happiness. <text:s/>Such, my dear hearers,/ is human forgiveness. <text:s/>Not a pang should they suffer/ who had </text:span><text:span text:style-name="T3">been the deadliest enemies</text:span><text:span text:style-name="T7"> shown </text:span><text:span text:style-name="T3">[?]</text:span><text:span text:style-name="T7"> deep rooted enmity. <text:s/>And when after/ the death of their father, Joseph's brothers dreading retributive justice resorted to/ a stratagem, in order to avert its strokes "</text:span><text:span text:style-name="T3">the rigtheous man</text:span><text:span text:style-name="T7"> the [?] son [Hebrew] nay, the [Hebrew] the merciful son he calmed/ their fears. <text:s/>How could he punish, he exclaimed, what had/ yeilded[sic!] so much good? <text:s/>Their thoughts had been the/ seeds of a joyful harvest. <text:s/>They should reap it, they/ should dwell together in the fruition of plenty in harmony in the/ absence of all misgivings and terror, </text:span><text:span text:style-name="T3">in</text:span><text:span text:style-name="T7"> that revenge/ is sweet. <text:s/>But the other, so styled by a corrupt world,/ is gall and wormwood. <text:s/>It injures him that harbors/ it; more than the individual against whom it is cherished./</text:span></text:p>
      <text:p text:style-name="P3"><text:span text:style-name="T7"/></text:p>
      <text:p text:style-name="P3"><text:span text:style-name="T7">[Page 11]</text:span></text:p>
      <text:p text:style-name="P3"><text:span text:style-name="T7">For, passions corrode our vitals, and none is so virulent,/ as a spirit of vindictiveness. <text:s/>There is a psalm, which/ I earnestly recommend those to read, who are so un-/-fortunate </text:span><text:span text:style-name="T3">as</text:span><text:span text:style-name="T7"> to be swayed by that evil spirit. <text:s/>It is/ the 37</text:span><text:span text:style-name="T8">th</text:span><text:span text:style-name="T9">. <text:s/>In it, the righteous are assured that/ they will never be overpowered by the wicked [Hebrew] the/ latter may, at times, seem to succeed in their devices,/ but the faithful will ever be saved up in the mountain/ of the Lord. <text:s/>Though they fall, they </text:span><text:span text:style-name="T4">will</text:span><text:span text:style-name="T9"> shall/ rise. <text:s/>For, at their right-hand stands the Director/ of sublunary events, at the left they are sup-/-ported by the purity of their conscience. <text:s/>Joseph/ in a dungeon, was a happier being, than his guilty/ brothers at large. <text:s/>And when the evnied and the hated,/ heaped upon the envious and the haters, favors and/ benefactions, he, against his will, awakened </text:span><text:span text:style-name="T4">a</text:span><text:span text:style-name="T9">/ </text:span><text:span text:style-name="T4">feeling of</text:span><text:span text:style-name="T9"> gnawing remorse. <text:s/>Glorious vengeance,/ and more glorious recompense. <text:s/>We read [Hebrew]/ "Moses took the bones of Joseph with him." <text:s/>The most/ exalted of </text:span><text:span text:style-name="T4">of</text:span><text:span text:style-name="T9"> all men, assumed to convey those/ precious relics to the promised land. <text:s/>When the heathens,/ asked in astonishment [Hebrew]/</text:span></text:p>
      <text:p text:style-name="P3"><text:span text:style-name="T9"/></text:p>
      <text:p text:style-name="P3"><text:span text:style-name="T9">[Page 12]</text:span></text:p>
      <text:p text:style-name="P3"><text:span text:style-name="T9">"Why does the ark in which a dead </text:span><text:span text:style-name="T4">m</text:span><text:span text:style-name="T9"> creature is/ deposited, travel with that wherein the word of/ a living God is enshrined." <text:s/>The answer was/ [Hebrew]. <text:s/>"He that is enshrouded/ in this ark, fulfilled </text:span><text:span text:style-name="T4">what</text:span><text:span text:style-name="T9"> the commandments pre-/-served in that ark."/</text:span></text:p>
      <text:p text:style-name="P3"><text:span text:style-name="T9">Dear hearers! <text:s/></text:span><text:span text:style-name="T4">Moses</text:span><text:span text:style-name="T9"> Joseph had not been irra-/-diated by the light of revelation. <text:s/>He intuitively/ learnt what </text:span><text:span text:style-name="T4">was</text:span><text:span text:style-name="T9"> is pleasing in the sight of the/ Beneficent Lord, and followed it to the letter. <text:s/></text:span><text:span text:style-name="T10">We</text:span><text:span text:style-name="T9">/ were taught at Sinai not "to revenge, or bear/ grudge," "not to hate our brother in our heart."/ <text:s/>That golden rule was given us by our Common/ Parent, that we may not fall out with our brethren/ by the way. <text:s/>Oh! let us dwelt together as/ children of the same God. [Hebrew] <text:s/>In this transitory path/ </text:span><text:span text:style-name="T4">which</text:span><text:span text:style-name="T9"> we tread, many are the prickly thorns which/ impede our course. <text:s/>Let us unite in our efforts </text:span><text:span text:style-name="T4">and</text:span><text:span text:style-name="T9"> to remove/ them. <text:s/>Let us strew with flowers our neighbor's way,/ that the mercy shown unto others, may be shown unto/ us, </text:span><text:soft-page-break/><text:span text:style-name="T9">and we reach the end of our journey, in peace/ with our fellow-mortals, in peace with our conscience,/ in peace with our Creator and saviou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2:11:25.99</meta:creation-date>
    <meta:document-statistic meta:table-count="0" meta:image-count="0" meta:object-count="0" meta:page-count="6" meta:paragraph-count="92" meta:word-count="2470" meta:character-count="15251"/>
    <dc:date>2012-11-28T14:40:12.79</dc:date>
    <meta:editing-duration>PT6M3S</meta:editing-duration>
    <meta:editing-cycles>1</meta:editing-cycles>
    <meta:generator>OpenOffice.org/3.4.1$Win32 OpenOffice.org_project/341m1$Build-9593</meta:generator>
  </office:meta>
</office:document-meta>
</file>